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ExecutorFactoryBean.determinePoolSizeRange( ThreadPoolTaskExecutor execu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askExecuto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setQueueCapacity( int queue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ExecutorFactoryBean.setRejectedExecutionHandler( RejectedExecutionHandler rejectedExecu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setKeepAliveSeconds( int keepAliv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setPoolSize( String 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ExecutorFactory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